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1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12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1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/>
          <table:table-cell table:style-name="ce25" office:value-type="float" office:value="-9300" calcext:value-type="float">
            <text:p>-9300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200" calcext:value-type="float">
            <text:p>200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300" calcext:value-type="float">
            <text:p>13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400" calcext:value-type="float">
            <text:p>4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28850" calcext:value-type="float">
            <text:p>2885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table:number-columns-repeated="4"/>
          <table:table-cell table:style-name="ce17" table:formula="of:=SUM([.B25:.F25])" office:value-type="float" office:value="6600" calcext:value-type="float">
            <text:p>6600</text:p>
          </table:table-cell>
          <table:table-cell table:style-name="ce23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440" calcext:value-type="float">
            <text:p>440</text:p>
          </table:table-cell>
          <table:table-cell table:style-name="ce44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table:style-name="ce44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440" calcext:value-type="float">
            <text:p>44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table:number-columns-repeated="3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6" office:value-type="float" office:value="0" calcext:value-type="float">
            <text:p>0</text:p>
          </table:table-cell>
          <table:table-cell table:style-name="ce17" table:formula="of:=[.D25]/15" office:value-type="float" office:value="0" calcext:value-type="float">
            <text:p>0</text:p>
          </table:table-cell>
          <table:table-cell table:style-name="ce17" table:formula="of:=[.E25]/15" office:value-type="float" office:value="0" calcext:value-type="float">
            <text:p>0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440" calcext:value-type="float">
            <text:p>440</text:p>
          </table:table-cell>
          <table:table-cell table:style-name="ce46"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Step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7" table:formula="of:=SUM([.H25:.H45])" office:value-type="float" office:value="6600" calcext:value-type="float">
            <text:p>66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1:12:15.659347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7T11:17:43.972949692</dc:date>
    <meta:editing-duration>P2DT23H21M32S</meta:editing-duration>
    <meta:editing-cycles>1335</meta:editing-cycles>
    <meta:generator>LibreOffice/4.2.8.2$Linux_X86_64 LibreOffice_project/420m0$Build-2</meta:generator>
    <meta:document-statistic meta:table-count="10" meta:cell-count="3176" meta:object-count="0"/>
  </office:meta>
</office:document-meta>
</file>